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cccccc" loext:opacity="100%" style:font-name="Droid Sans Mono" fo:font-size="13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635cm"/>
      <style:text-properties fo:color="#cccccc" loext:opacity="100%" style:font-name="Droid Sans Mono" fo:font-size="13.5pt" fo:font-weight="normal" fo:background-color="#1f1f1f"/>
    </style:style>
    <style:style style:name="P3" style:family="paragraph" style:parent-style-name="Standard">
      <style:paragraph-properties style:line-height-at-least="0.635cm"/>
      <style:text-properties fo:color="#6a9955" loext:opacity="100%" style:font-name="Droid Sans Mono" fo:font-size="13.5pt" fo:font-weight="normal" fo:background-color="#1f1f1f"/>
    </style:style>
    <style:style style:name="P4" style:family="paragraph" style:parent-style-name="Standard">
      <style:paragraph-properties style:line-height-at-least="0.635cm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iostream&gt;</text:span></text:p>
      <text:p text:style-name="P1"><text:span text:style-name="T1">using</text:span> <text:span text:style-name="T2">namespace</text:span> <text:span text:style-name="T4">std</text:span>;</text:p>
      <text:p text:style-name="P3">//int strlen(string);</text:p>
      <text:p text:style-name="P1"><text:span text:style-name="T4">string</text:span> <text:span text:style-name="T5">strcpy</text:span>(<text:span text:style-name="T4">string</text:span>);</text:p>
      <text:p text:style-name="P1"><text:span text:style-name="T4">string</text:span> <text:span text:style-name="T6">cpinput</text:span>;</text:p>
      <text:p text:style-name="P1"><text:span text:style-name="T2">int</text:span> <text:span text:style-name="T5">main</text:span>()</text:p>
      <text:p text:style-name="P1">{</text:p>
      <text:p text:style-name="P1"><text:span text:style-name="T4">string</text:span> <text:span text:style-name="T6">input</text:span>;</text:p>
      <text:p text:style-name="P1"><text:span text:style-name="T6">cout</text:span><text:span text:style-name="T5">&lt;&lt;</text:span><text:span text:style-name="T3">"enter string 1"</text:span><text:span text:style-name="T5">&lt;&lt;endl</text:span>;</text:p>
      <text:p text:style-name="P1"><text:span text:style-name="T6">cin</text:span><text:span text:style-name="T5">&gt;&gt;</text:span><text:span text:style-name="T6">input</text:span>;</text:p>
      <text:p text:style-name="P1"><text:span text:style-name="T6">cout</text:span><text:span text:style-name="T5">&lt;&lt;</text:span><text:span text:style-name="T3">"enter string 2 "</text:span><text:span text:style-name="T5">&lt;&lt;endl</text:span>;</text:p>
      <text:p text:style-name="P1"><text:span text:style-name="T6">cin</text:span><text:span text:style-name="T5">&gt;&gt;</text:span><text:span text:style-name="T6">cpinput</text:span>;</text:p>
      <text:p text:style-name="P3">//int lenth=strlen(input);</text:p>
      <text:p text:style-name="P3">//cout&lt;&lt;"lenth of string is "&lt;&lt;lenth&lt;&lt;endl;</text:p>
      <text:p text:style-name="P1"><text:span text:style-name="T4">string</text:span> <text:span text:style-name="T6">cpinput</text:span> <text:span text:style-name="T7">=</text:span> <text:span text:style-name="T5">strcpy</text:span>(<text:span text:style-name="T6">input</text:span>);</text:p>
      <text:p text:style-name="P1"><text:span text:style-name="T6">cout</text:span><text:span text:style-name="T5">&lt;&lt;</text:span><text:span text:style-name="T3">"2nd string is "</text:span><text:span text:style-name="T5">&lt;&lt;</text:span><text:span text:style-name="T6">cpinput</text:span>;</text:p>
      <text:p text:style-name="P1"><text:span text:style-name="T6">cout</text:span><text:span text:style-name="T5">&lt;&lt;</text:span><text:span text:style-name="T6">cpinput</text:span>;</text:p>
      <text:p text:style-name="P1"><text:span text:style-name="T1">return</text:span> <text:span text:style-name="T8">0</text:span>;</text:p>
      <text:p text:style-name="P4"/>
      <text:p text:style-name="P1">}</text:p>
      <text:p text:style-name="P1"><text:span text:style-name="T4">string</text:span> <text:span text:style-name="T5">strcpy</text:span>(<text:span text:style-name="T4">string</text:span> <text:span text:style-name="T6">input</text:span>){</text:p>
      <text:p text:style-name="P4"/>
      <text:p text:style-name="P1"><text:span text:style-name="T2">int</text:span> <text:span text:style-name="T6">i</text:span> <text:span text:style-name="T7">=</text:span><text:span text:style-name="T8">0</text:span>;</text:p>
      <text:p text:style-name="P1"><text:span text:style-name="T1">for</text:span> (;<text:span text:style-name="T6">input</text:span><text:span text:style-name="T5">[</text:span><text:span text:style-name="T6">i</text:span><text:span text:style-name="T5">]</text:span><text:span text:style-name="T7">!=</text:span><text:span text:style-name="T3">'</text:span><text:span text:style-name="T9">\0</text:span><text:span text:style-name="T3">'</text:span> ;<text:span text:style-name="T6">i</text:span><text:span text:style-name="T7">++</text:span>)</text:p>
      <text:p text:style-name="P1">{</text:p>
      <text:p text:style-name="P1"><text:span text:style-name="T6">cpinput</text:span><text:span text:style-name="T5">[</text:span><text:span text:style-name="T6">i</text:span><text:span text:style-name="T5">]</text:span><text:span text:style-name="T7">=</text:span><text:span text:style-name="T6">input</text:span><text:span text:style-name="T5">[</text:span><text:span text:style-name="T6">i</text:span><text:span text:style-name="T5">]</text:span>;</text:p>
      <text:p text:style-name="P4"/>
      <text:p text:style-name="P1">}</text:p>
      <text:p text:style-name="P1"><text:span text:style-name="T1">return</text:span> <text:span text:style-name="T6">cpinput</text:span>; </text:p>
      <text:p text:style-name="P1">}</text:p>
      <text:p text:style-name="P4"/>
      <text:p text:style-name="P3">/*int strlen(string input){</text:p>
      <text:p text:style-name="P3">int i=0; </text:p>
      <text:p text:style-name="P3">while(input[i]!='\0'){</text:p>
      <text:p text:style-name="P3">i++;</text:p>
      <text:p text:style-name="P3">}</text:p>
      <text:p text:style-name="P3">return i;</text:p>
      <text:p text:style-name="P3">}*/</text:p>
      <text:p text:style-name="P2"><text:line-break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19:53.972875521</meta:creation-date>
    <dc:date>2023-09-20T15:20:33.969008620</dc:date>
    <meta:editing-duration>PT40S</meta:editing-duration>
    <meta:editing-cycles>1</meta:editing-cycles>
    <meta:document-statistic meta:table-count="0" meta:image-count="0" meta:object-count="0" meta:page-count="2" meta:paragraph-count="35" meta:word-count="70" meta:character-count="538" meta:non-whitespace-character-count="499"/>
    <meta:generator>LibreOffice/7.3.7.2$Linux_X86_64 LibreOffice_project/30$Build-2</meta:generator>
  </office:meta>
</office:document-meta>
</file>